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notes">
      <style:graphic-properties draw:fill-color="#ffffff" fo:min-height="12.322cm"/>
    </style:style>
    <style:style style:name="pr6" style:family="presentation" style:parent-style-name="Android1-outline1">
      <style:graphic-properties draw:fill-color="#ffffff" draw:auto-grow-height="true" fo:min-height="13.501cm"/>
    </style:style>
    <style:style style:name="pr7" style:family="presentation" style:parent-style-name="Android1-outline1">
      <style:graphic-properties draw:fill-color="#ffffff" fo:min-height="14.136cm"/>
    </style:style>
    <style:style style:name="pr8" style:family="presentation" style:parent-style-name="Android1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paragraph-properties fo:margin-left="0.6cm" fo:margin-right="0cm" fo:line-height="100%" fo:text-indent="-0.6cm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style:use-window-font-color="true" fo:font-family="Consolas" style:font-pitch="fixed" fo:font-size="28pt" style:font-size-asian="28pt" style:font-size-complex="28pt"/>
    </style:style>
    <style:style style:name="T5" style:family="text">
      <style:text-properties fo:font-family="Consolas" style:font-pitch="fixed" fo:font-size="20pt"/>
    </style:style>
    <style:style style:name="T6" style:family="text">
      <style:text-properties fo:font-size="20pt"/>
    </style:style>
    <style:style style:name="T7" style:family="text">
      <style:text-properties style:use-window-font-color="true" fo:font-family="Consolas" style:font-family-generic="swiss" style:font-pitch="variable"/>
    </style:style>
    <style:style style:name="T8" style:family="text">
      <style:text-properties fo:font-size="20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Databas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Introducing SQLit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QLite = Embeddable Database</text:span></text:p>
                <text:list>
                  <text:list-item>
                    <text:p text:style-name="P4"><text:span text:style-name="T2">SQL compliant, small footprint, public domain</text:span></text:p>
                  </text:list-item>
                  <text:list-item>
                    <text:p text:style-name="P4"><text:span text:style-name="T3">http://sqlite.org</text:span></text:p>
                  </text:list-item>
                </text:list>
              </text:list-item>
              <text:list-item>
                <text:p text:style-name="P5"><text:span text:style-name="T2">Single File per Database</text:span></text:p>
                <text:list>
                  <text:list-item>
                    <text:p text:style-name="P5"><text:span text:style-name="T4">/data/data/your.package.name/databases/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droid1" presentation:presentation-page-layout-name="AL3T6" xml:id="id3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QLiteOpenHelper</text:p>
          </draw:text-box>
        </draw:frame>
        <draw:frame presentation:style-name="pr6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Recommended Database-Creation Scaffold</text:span></text:p>
                <text:list>
                  <text:list-item>
                    <text:p text:style-name="P4"><text:span text:style-name="T2">Assists in schema revision control</text:span></text:p>
                  </text:list-item>
                </text:list>
              </text:list-item>
              <text:list-item>
                <text:p text:style-name="P4"><text:span text:style-name="T2">Implementation</text:span></text:p>
                <text:list>
                  <text:list-item>
                    <text:p text:style-name="P4"><text:span text:style-name="T2">Extend SQLiteOpenHelper</text:span></text:p>
                  </text:list-item>
                  <text:list-item>
                    <text:p text:style-name="P4"><text:span text:style-name="T2">Override constructor</text:span></text:p>
                    <text:list>
                      <text:list-item>
                        <text:p text:style-name="P4"><text:span text:style-name="T2">Chain upward!</text:span></text:p>
                      </text:list-item>
                      <text:list-item>
                        <text:p text:style-name="P4"><text:span text:style-name="T2">Provide a revision number of the schema and</text:span><text:span text:style-name="T2"><text:line-break/></text:span><text:span text:style-name="T2">name of the database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user-transformed="true">
            <draw:text-box>
              <text:p text:style-name="P9">SQLiteOpenHelper is not absolutely required – you can use methods like openOrCreateDatabase() on SQLiteDatabase. However, only SQLiteOpenHelper offers schema version tracking.</text:p>
              <text:p text:style-name="P9"/>
            </draw:text-box>
          </draw:frame>
        </presentation:notes>
      </draw:page>
      <draw:page draw:name="page4" draw:style-name="dp1" draw:master-page-name="Android1" presentation:presentation-page-layout-name="AL3T6" xml:id="id4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QLiteOpenHelper</text:p>
          </draw:text-box>
        </draw:frame>
        <draw:frame presentation:style-name="pr6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ation (continued)</text:span></text:p>
                <text:list>
                  <text:list-item>
                    <text:p text:style-name="P4"><text:span text:style-name="T2">Implement </text:span><text:span text:style-name="T3">onCreate()</text:span></text:p>
                    <text:list>
                      <text:list-item>
                        <text:p text:style-name="P4"><text:span text:style-name="T2">Creates any tables, indicies, etc.</text:span></text:p>
                      </text:list-item>
                      <text:list-item>
                        <text:p text:style-name="P4"><text:span text:style-name="T2">Given a SQLiteDatabase object to work with</text:span></text:p>
                      </text:list-item>
                      <text:list-item>
                        <text:p text:style-name="P4"><text:span text:style-name="T2">Use </text:span><text:span text:style-name="T3">execSQL()</text:span><text:span text:style-name="T2"> to execute statements</text:span></text:p>
                      </text:list-item>
                    </text:list>
                  </text:list-item>
                  <text:list-item>
                    <text:p text:style-name="P4"><text:span text:style-name="T2">Implement </text:span><text:span text:style-name="T3">onUpgrade()</text:span></text:p>
                    <text:list>
                      <text:list-item>
                        <text:p text:style-name="P4"><text:span text:style-name="T2">Perform in-place schema upgrade to save dat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322cm" svg:x="2.159cm" svg:y="13.271cm" presentation:class="notes" presentation:user-transformed="true">
            <draw:text-box>
              <text:p text:style-name="P3"><text:span text:style-name="T5">execSQL()</text:span><text:span text:style-name="T6"> is covered in greater detail later in this module.</text:span></text:p>
              <text:p text:style-name="P3"><text:span text:style-name="T6"/></text:p>
            </draw:text-box>
          </draw:frame>
        </presentation:notes>
      </draw:page>
      <draw:page draw:name="page5" draw:style-name="dp1" draw:master-page-name="Android1" presentation:presentation-page-layout-name="AL3T6" xml:id="id5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Opening and Closing</text:p>
          </draw:text-box>
        </draw:frame>
        <draw:frame presentation:style-name="pr6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ening a Database</text:span></text:p>
                <text:list>
                  <text:list-item>
                    <text:p text:style-name="P4"><text:span text:style-name="T2">Create an instance of your SQLiteOpenHelper subclass</text:span></text:p>
                  </text:list-item>
                  <text:list-item>
                    <text:p text:style-name="P4"><text:span text:style-name="T2">Call </text:span><text:span text:style-name="T3">getReadableDatabase()</text:span><text:span text:style-name="T2"> or </text:span><text:span text:style-name="T3">getWriteableDatabase()</text:span></text:p>
                    <text:list>
                      <text:list-item>
                        <text:p text:style-name="P4"><text:span text:style-name="T2">Former locks you out of data-changing operations</text:span></text:p>
                      </text:list-item>
                      <text:list-item>
                        <text:p text:style-name="P4"><text:span text:style-name="T2">Returns SQLiteDatabase object for use in queries,</text:span><text:span text:style-name="T2"><text:line-break/></text:span><text:span text:style-name="T2">inserts, updates, deletes, transactions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3T6" xml:id="id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Opening and Closing</text:p>
          </draw:text-box>
        </draw:frame>
        <draw:frame presentation:style-name="pr6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losing a Database</text:span></text:p>
                <text:list>
                  <text:list-item>
                    <text:p text:style-name="P4"><text:span text:style-name="T2">Just call </text:span><text:span text:style-name="T3">close()</text:span><text:span text:style-name="T2"> on the SQLiteDatabase or SQLiteOpenHelper</text:span></text:p>
                  </text:list-item>
                  <text:list-item>
                    <text:p text:style-name="P4"><text:span text:style-name="T2">Be sure to close any databases you open!</text:span></text:p>
                    <text:list>
                      <text:list-item>
                        <text:p text:style-name="P4"><text:span text:style-name="T2">Will get a warning about leaking databases otherwise</text:span></text:p>
                      </text:list-item>
                      <text:list-item>
                        <text:p text:style-name="P4"><text:span text:style-name="T2">No data los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>
            <draw:text-box>
              <text:p text:style-name="P3"><text:span text:style-name="T6">The two most likely patterns for database access are opening in </text:span><text:span text:style-name="T5">onCreate()</text:span><text:span text:style-name="T6">/closing in </text:span><text:span text:style-name="T5">onDestroy()</text:span><text:span text:style-name="T6"> and opening in </text:span><text:span text:style-name="T5">onResume()</text:span><text:span text:style-name="T6">/closing in </text:span><text:span text:style-name="T5">onPause()</text:span><text:span text:style-name="T6">.</text:span></text:p>
              <text:p text:style-name="P3"><text:span text:style-name="T6"/></text:p>
              <text:p text:style-name="P3"><text:span text:style-name="T6"/></text:p>
            </draw:text-box>
          </draw:frame>
        </presentation:notes>
      </draw:page>
      <draw:page draw:name="page7" draw:style-name="dp1" draw:master-page-name="Android1" presentation:presentation-page-layout-name="AL3T6" xml:id="id7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Executing Queries</text:p>
          </draw:text-box>
        </draw:frame>
        <draw:frame presentation:style-name="pr6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tion #1: </text:span><text:span text:style-name="T3">rawQuery()</text:span></text:p>
                <text:list>
                  <text:list-item>
                    <text:p text:style-name="P4"><text:span text:style-name="T2">Takes a SQL statement and a </text:span><text:span text:style-name="T3">String[]</text:span><text:span text:style-name="T2"> of parameter values</text:span></text:p>
                    <text:list>
                      <text:list-item>
                        <text:p text:style-name="P4"><text:span text:style-name="T2">Use ? as placeholders in the SQL statement for the parameters (</text:span><text:span text:style-name="T3">“SELECT * FROM foo WHERE _id=?”</text:span><text:span text:style-name="T2">)</text:span></text:p>
                      </text:list-item>
                      <text:list-item>
                        <text:p text:style-name="P4"><text:span text:style-name="T2">Pass </text:span><text:span text:style-name="T3">null</text:span><text:span text:style-name="T2"> for parameter value array if you are not using parameters in query</text:span></text:p>
                      </text:list-item>
                    </text:list>
                  </text:list-item>
                  <text:list-item>
                    <text:p text:style-name="P4"><text:span text:style-name="T2">Returns a Cursor on the query resul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>
            <draw:text-box>
              <text:p text:style-name="P3"><text:span text:style-name="T6">There are two methods for getting data out of SQLite, </text:span><text:span text:style-name="T5">rawQuery()</text:span><text:span text:style-name="T6"> and </text:span><text:span text:style-name="T5">query()</text:span><text:span text:style-name="T6">. Declarative SQL should use </text:span><text:span text:style-name="T5">rawQuery()</text:span><text:span text:style-name="T6">. </text:span><text:span text:style-name="T5">query()</text:span><text:span text:style-name="T6"> only makes sense if you do not know vast chunks of the SQL up front (e.g., table names).</text:span></text:p>
            </draw:text-box>
          </draw:frame>
        </presentation:notes>
      </draw:page>
      <draw:page draw:name="page8" draw:style-name="dp1" draw:master-page-name="Android1" presentation:presentation-page-layout-name="AL3T6" xml:id="id8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Executing Queries</text:p>
          </draw:text-box>
        </draw:frame>
        <draw:frame presentation:style-name="pr6" draw:text-style-name="P8" draw:layer="layout" svg:width="24.635cm" svg:height="14.357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tion #2: </text:span><text:span text:style-name="T3">query()</text:span></text:p>
                <text:list>
                  <text:list-item>
                    <text:p text:style-name="P4"><text:span text:style-name="T2">Builds up a SQL query from component parts</text:span></text:p>
                  </text:list-item>
                  <text:list-item>
                    <text:p text:style-name="P4"><text:span text:style-name="T2">Components</text:span></text:p>
                    <text:list>
                      <text:list-item>
                        <text:p text:style-name="P4"><text:span text:style-name="T2">Table name</text:span></text:p>
                      </text:list-item>
                      <text:list-item>
                        <text:p text:style-name="P4"><text:span text:style-name="T2">Column list to return</text:span></text:p>
                      </text:list-item>
                      <text:list-item>
                        <text:p text:style-name="P4"><text:span text:style-name="T3">WHERE</text:span><text:span text:style-name="T2"> clause and parameters</text:span></text:p>
                      </text:list-item>
                      <text:list-item>
                        <text:p text:style-name="P4"><text:span text:style-name="T3">GROUP BY</text:span><text:span text:style-name="T2"> clause and parameters,</text:span></text:p>
                      </text:list-item>
                      <text:list-item>
                        <text:p text:style-name="P4"><text:span text:style-name="T3">ORDER BY</text:span><text:span text:style-name="T2"> clause and parameters</text:span></text:p>
                      </text:list-item>
                      <text:list-item>
                        <text:p text:style-name="P4"><text:span text:style-name="T2">Etc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6" xml:id="id9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sing Cursors</text:p>
          </draw:text-box>
        </draw:frame>
        <draw:frame presentation:style-name="pr6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Manual Pattern</text:span></text:p>
                <text:list>
                  <text:list-item>
                    <text:p text:style-name="P5"><text:span text:style-name="T3">moveToFirst()</text:span></text:p>
                  </text:list-item>
                  <text:list-item>
                    <text:p text:style-name="P5"><text:span text:style-name="T3">isAfterLast()</text:span></text:p>
                  </text:list-item>
                  <text:list-item>
                    <text:p text:style-name="P5"><text:span text:style-name="T3">getString()</text:span><text:span text:style-name="T2">, </text:span><text:span text:style-name="T3">getInt()</text:span><text:span text:style-name="T2">, </text:span><text:span text:style-name="T3">getFloat()</text:span><text:span text:style-name="T2">, </text:span><text:span text:style-name="T3">getDouble()</text:span><text:span text:style-name="T2">, etc.</text:span></text:p>
                    <text:list>
                      <text:list-item>
                        <text:p text:style-name="P5"><text:span text:style-name="T2">Use </text:span><text:span text:style-name="T3">getColumnIndex()</text:span><text:span text:style-name="T2"> to look up by name</text:span></text:p>
                      </text:list-item>
                    </text:list>
                  </text:list-item>
                  <text:list-item>
                    <text:p text:style-name="P5"><text:span text:style-name="T3">moveToNext()</text:span></text:p>
                  </text:list-item>
                  <text:list-item>
                    <text:p text:style-name="P5"><text:span text:style-name="T2">Call </text:span><text:span text:style-name="T3">close()</text:span><text:span text:style-name="T2"> when done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>
            <draw:text-box>
              <text:p text:style-name="P3"><text:span text:style-name="T5">Cursor</text:span><text:span text:style-name="T6">s are reminiscent of client-side cursors in ODBC, JDBC, and similar APIs. They hold onto the entire result set, if it is under 1MB total size (things get complicated after that).</text:span></text:p>
              <text:p text:style-name="P3"><text:span text:style-name="T6"/></text:p>
              <text:p text:style-name="P3"><text:span text:style-name="T6">The </text:span><text:span text:style-name="T5">Cursor</text:span><text:span text:style-name="T6"> is positioned before the first row at the outset. Either call </text:span><text:span text:style-name="T5">moveToFirst()</text:span><text:span text:style-name="T6"> or </text:span><text:span text:style-name="T5">moveToNext()</text:span><text:span text:style-name="T6"> before trying to read data.</text:span></text:p>
              <text:p text:style-name="P3"><text:span text:style-name="T6"/></text:p>
              <text:p text:style-name="P3"><text:span text:style-name="T6">Since the column index does not change, do not call </text:span><text:span text:style-name="T5">getColumnIndex()</text:span><text:span text:style-name="T6"> inside of a loop.</text:span></text:p>
              <text:p text:style-name="P3"><text:span text:style-name="T6"/></text:p>
            </draw:text-box>
          </draw:frame>
        </presentation:notes>
      </draw:page>
      <draw:page draw:name="page10" draw:style-name="dp1" draw:master-page-name="Android1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Using Cursors</text:p>
          </draw:text-box>
        </draw:frame>
        <draw:frame presentation:style-name="pr7" draw:text-style-name="P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dapter Pattern</text:span></text:p>
                <text:list>
                  <text:list-item>
                    <text:p text:style-name="P4"><text:span text:style-name="T2">Create a CursorAdapter</text:span></text:p>
                    <text:list>
                      <text:list-item>
                        <text:p text:style-name="P5"><text:span text:style-name="T2">SimpleCursorAdapter</text:span></text:p>
                      </text:list-item>
                      <text:list-item>
                        <text:p text:style-name="P5"><text:span text:style-name="T2">Your own CursorAdapter subclass</text:span></text:p>
                      </text:list-item>
                    </text:list>
                  </text:list-item>
                  <text:list-item>
                    <text:p text:style-name="P5"><text:span text:style-name="T2">Hand it the Cursor, ut the Adapter in an appropriate widget</text:span></text:p>
                  </text:list-item>
                  <text:list-item>
                    <text:p text:style-name="P5"><text:span text:style-name="T2">Call </text:span><text:span text:style-name="T3">requery()</text:span><text:span text:style-name="T2"> when data changes</text:span></text:p>
                  </text:list-item>
                  <text:list-item>
                    <text:p text:style-name="P5"><text:span text:style-name="T2">Rule: </text:span><text:span text:style-name="T7">_ID</text:span><text:span text:style-name="T2"> column mandator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>
            <draw:text-box>
              <text:p text:style-name="P3"><text:span text:style-name="T6">The biggest catch with </text:span><text:span text:style-name="T5">CursorAdapter</text:span><text:span text:style-name="T6"> (and subclasses) is that the result set </text:span><text:span text:style-name="T8">must</text:span><text:span text:style-name="T6"> have a column named </text:span><text:span text:style-name="T5">_id</text:span><text:span text:style-name="T6"> that is an integer and is unique within the result set.</text:span></text:p>
              <text:p text:style-name="P3"><text:span text:style-name="T6"/></text:p>
              <text:p text:style-name="P3"><text:span text:style-name="T6">The easiest way to do that is to have an </text:span><text:span text:style-name="T5">_id</text:span><text:span text:style-name="T6"> column that is </text:span><text:span text:style-name="T5">PRIMARY KEY AUTOINCREMENT</text:span><text:span text:style-name="T6">.</text:span></text:p>
              <text:p text:style-name="P3"><text:span text:style-name="T6"/></text:p>
            </draw:text-box>
          </draw:frame>
        </presentation:notes>
      </draw:page>
      <draw:page draw:name="page11" draw:style-name="dp1" draw:master-page-name="Android1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ta Manipulation</text:p>
          </draw:text-box>
        </draw:frame>
        <draw:frame presentation:style-name="pr8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tion #1: Use </text:span><text:span text:style-name="T3">execSQL()</text:span></text:p>
              </text:list-item>
              <text:list-item>
                <text:p text:style-name="P4"><text:span text:style-name="T2">Option #2: Use dedicated methods</text:span></text:p>
                <text:list>
                  <text:list-item>
                    <text:p text:style-name="P4"><text:span text:style-name="T3">insert()</text:span></text:p>
                    <text:list>
                      <text:list-item>
                        <text:p text:style-name="P4"><text:span text:style-name="T2">Takes table name, initial values, and “null column hack”</text:span></text:p>
                        <text:list>
                          <text:list-item>
                            <text:p text:style-name="P4"><text:span text:style-name="T2">Initial values = ContentValues Map-like structure</text:span></text:p>
                          </text:list-item>
                          <text:list-item>
                            <text:p text:style-name="P4"><text:span text:style-name="T2">“</text:span><text:span text:style-name="T2">Null column hack” = column to explicitly set to </text:span><text:span text:style-name="T3">NULL</text:span><text:span text:style-name="T2"> if</text:span><text:span text:style-name="T2"><text:line-break/></text:span><text:span text:style-name="T2">initial values are emp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>
            <draw:text-box>
              <text:p text:style-name="P3"><text:span text:style-name="T6">The “null column hack” is used because the following SQL is invalid in SQLite:</text:span></text:p>
              <text:p text:style-name="P3"><text:span text:style-name="T6"/></text:p>
              <text:p text:style-name="P3"><text:span text:style-name="T5">INSERT INTO table;</text:span></text:p>
              <text:p text:style-name="P3"><text:span text:style-name="T6"/></text:p>
              <text:p text:style-name="P3"><text:span text:style-name="T6">In other database systems, that is a legal statement if all columns either have default values or allow </text:span><text:span text:style-name="T5">NULL</text:span><text:span text:style-name="T6"> values. SQLite requires at least one column to be named:</text:span></text:p>
              <text:p text:style-name="P3"><text:span text:style-name="T6"/></text:p>
              <text:p text:style-name="P3"><text:span text:style-name="T5">INSERT INTO table (hack) VALUES (NULL);</text:span></text:p>
              <text:p text:style-name="P3"><text:span text:style-name="T6"/></text:p>
              <text:p text:style-name="P3"><text:span text:style-name="T6">Hence, the “null column hack” is a column to which we can assign </text:span><text:span text:style-name="T5">NULL</text:span><text:span text:style-name="T6">.</text:span></text:p>
            </draw:text-box>
          </draw:frame>
        </presentation:notes>
      </draw:page>
      <draw:page draw:name="page12" draw:style-name="dp1" draw:master-page-name="Android1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ta Manipulation</text:p>
          </draw:text-box>
        </draw:frame>
        <draw:frame presentation:style-name="pr7" draw:text-style-name="P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Option #2 (continued)</text:span></text:p>
                <text:list>
                  <text:list-item>
                    <text:p text:style-name="P4"><text:span text:style-name="T3">update()</text:span></text:p>
                    <text:list>
                      <text:list-item>
                        <text:p text:style-name="P4"><text:span text:style-name="T2">Takes table name, values to update, </text:span><text:span text:style-name="T3">WHERE</text:span><text:span text:style-name="T2"> clause and parameters</text:span></text:p>
                        <text:list>
                          <text:list-item>
                            <text:p text:style-name="P4"><text:span text:style-name="T2">Values = another ContentValues, containing those columns to update</text:span></text:p>
                          </text:list-item>
                          <text:list-item>
                            <text:p text:style-name="P4"><text:span text:style-name="T3">WHERE</text:span><text:span text:style-name="T2"> clause and parameters the same as with </text:span><text:span text:style-name="T3">rawQuery()</text:span><text:span text:style-name="T2"> or </text:span><text:span text:style-name="T3">query(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3">delete()</text:span></text:p>
                    <text:list>
                      <text:list-item>
                        <text:p text:style-name="P4"><text:span text:style-name="T2">Takes table name, </text:span><text:span text:style-name="T3">WHERE</text:span><text:span text:style-name="T2"> clause and</text:span><text:span text:style-name="T2"><text:line-break/></text:span><text:span text:style-name="T2">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1" presentation:presentation-page-layout-name="AL2T1" xml:id="id13" draw:id="id1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ransactions</text:p>
          </draw:text-box>
        </draw:frame>
        <draw:frame presentation:style-name="pr7" draw:text-style-name="P6" draw:layer="layout" svg:width="25.199cm" svg:height="14.96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Using ACID Transactions</text:span></text:p>
                <text:list>
                  <text:list-item>
                    <text:p text:style-name="P4"><text:span text:style-name="T3">beginTransaction()</text:span><text:span text:style-name="T2"> at outset</text:span></text:p>
                  </text:list-item>
                  <text:list-item>
                    <text:p text:style-name="P4"><text:span text:style-name="T7">try</text:span><text:span text:style-name="T2">/</text:span><text:span text:style-name="T7">finally</text:span><text:span text:style-name="T2"> block with </text:span><text:span text:style-name="T3">endTransaction()</text:span><text:span text:style-name="T2"> in </text:span><text:span text:style-name="T7">finally</text:span></text:p>
                  </text:list-item>
                  <text:list-item>
                    <text:p text:style-name="P4"><text:span text:style-name="T3">setTransactionSuccessful()</text:span><text:span text:style-name="T2"> once transaction deemed complete</text:span></text:p>
                  </text:list-item>
                </text:list>
              </text:list-item>
              <text:list-item>
                <text:p text:style-name="P4"><text:span text:style-name="T2">Default = One Transaction Per Statement</text:span></text:p>
                <text:list>
                  <text:list-item>
                    <text:p text:style-name="P4"><text:span text:style-name="T2">For bulk data loads, best to wrap in</text:span><text:span text:style-name="T2"><text:line-break/></text:span><text:span text:style-name="T2">transac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>
            <draw:text-box>
              <text:p text:style-name="P3"><text:span text:style-name="T6">Each transaction results in a write to the on-board flash. Flash writes are slow. Hence, wrapping bulk data imports in a transaction will speed them up. That being said, database writes should be performed on background threads or in an </text:span><text:span text:style-name="T5">AsyncTask</text:span><text:span text:style-name="T6">, lest the UI thread be tied up.</text:span></text:p>
              <text:p text:style-name="P3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24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08:44</dc:date>
    <meta:printed-by>Mark Murphy</meta:printed-by>
    <meta:print-date>2011-08-18T18:08:44</meta:print-date>
    <dc:language>en-US</dc:language>
    <meta:editing-cycles>144</meta:editing-cycles>
    <meta:editing-duration>P1DT20M22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